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pt" fo:margin-bottom="14.4pt" loext:contextual-spacing="false"/>
    </style:style>
    <style:style style:name="P2" style:family="paragraph" style:parent-style-name="Standard">
      <style:paragraph-properties fo:margin-top="0pt" fo:margin-bottom="0pt" loext:contextual-spacing="false"/>
    </style:style>
    <style:style style:name="P3" style:family="paragraph" style:parent-style-name="Standard" style:master-page-name="">
      <style:paragraph-properties fo:margin-top="0pt" fo:margin-bottom="0pt" loext:contextual-spacing="false" style:page-number="auto"/>
    </style:style>
    <style:style style:name="P4" style:family="paragraph" style:parent-style-name="Standard" style:master-page-name="">
      <style:paragraph-properties fo:margin-top="14.14pt" fo:margin-bottom="0pt" loext:contextual-spacing="false" style:page-number="auto"/>
    </style:style>
    <style:style style:name="Sect1" style:family="section">
      <style:section-properties style:editable="false">
        <style:columns fo:column-count="1" fo:column-gap="0pt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"><text:placeholder text:placeholder-type="text">&lt;for each="party in records"&gt;</text:placeholder></text:p>
        <text:p text:style-name="P4"><text:placeholder text:placeholder-type="text">&lt;party.full_name&gt;</text:placeholder></text:p>
        <text:p text:style-name="P1"><text:placeholder text:placeholder-type="text">&lt;if test="party.addresses"&gt;</text:placeholder></text:p>
        <text:p text:style-name="P1"><text:placeholder text:placeholder-type="text">&lt;for each="line in party.addresses[0].full_address.split('\n')"&gt;</text:placeholder></text:p>
        <text:p text:style-name="P2"><text:placeholder text:placeholder-type="text">&lt;line&gt;</text:placeholder></text:p>
        <text:p text:style-name="P2"><text:placeholder text:placeholder-type="text">&lt;/for&gt;</text:placeholder></text:p>
        <text:p text:style-name="P2"><text:placeholder text:placeholder-type="text">&lt;for each="i in range(5 -len(party.addresses[0].full_address.split('\n')))"&gt;</text:placeholder></text:p>
        <text:p text:style-name="P2"/>
        <text:p text:style-name="P2"><text:placeholder text:placeholder-type="text">&lt;/for&gt;</text:placeholder></text:p>
        <text:p text:style-name="P2"><text:placeholder text:placeholder-type="text">&lt;/if&gt;</text:placeholder></text:p>
        <text:p text:style-name="P2"><text:placeholder text:placeholder-type="text">&lt;if test="not party.addresses"&gt;</text:placeholder></text:p>
        <text:p text:style-name="P2"/>
        <text:p text:style-name="P2"/>
        <text:p text:style-name="P2"/>
        <text:p text:style-name="P2"/>
        <text:p text:style-name="P2"/>
        <text:p text:style-name="P2"><text:placeholder text:placeholder-type="text">&lt;/if&gt;</text:placeholder></text:p>
        <text:p text:style-name="P2"><text:placeholder text:placeholder-type="text">&lt;/for&gt;</text:placeholder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14.14pt" fo:margin-right="0pt" fo:text-indent="0pt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10.8pt"/>
      </text:outline-level-style>
      <text:outline-level-style text:level="2" style:num-format="">
        <style:list-level-properties text:min-label-distance="10.8pt"/>
      </text:outline-level-style>
      <text:outline-level-style text:level="3" style:num-format="">
        <style:list-level-properties text:min-label-distance="10.8pt"/>
      </text:outline-level-style>
      <text:outline-level-style text:level="4" style:num-format="">
        <style:list-level-properties text:min-label-distance="10.8pt"/>
      </text:outline-level-style>
      <text:outline-level-style text:level="5" style:num-format="">
        <style:list-level-properties text:min-label-distance="10.8pt"/>
      </text:outline-level-style>
      <text:outline-level-style text:level="6" style:num-format="">
        <style:list-level-properties text:min-label-distance="10.8pt"/>
      </text:outline-level-style>
      <text:outline-level-style text:level="7" style:num-format="">
        <style:list-level-properties text:min-label-distance="10.8pt"/>
      </text:outline-level-style>
      <text:outline-level-style text:level="8" style:num-format="">
        <style:list-level-properties text:min-label-distance="10.8pt"/>
      </text:outline-level-style>
      <text:outline-level-style text:level="9" style:num-format="">
        <style:list-level-properties text:min-label-distance="10.8pt"/>
      </text:outline-level-style>
      <text:outline-level-style text:level="10" style:num-format="">
        <style:list-level-properties text:min-label-distance="10.8pt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25pt" fo:page-height="841.86pt" style:num-format="1" style:print-orientation="portrait" fo:margin-top="56.69pt" fo:margin-bottom="56.69pt" fo:margin-left="56.69pt" fo:margin-right="56.69pt" style:shadow="none" fo:background-color="transparent" style:writing-mode="lr-tb" style:layout-grid-color="#c0c0c0" style:layout-grid-lines="44" style:layout-grid-base-height="15.59pt" style:layout-grid-ruby-height="0pt" style:layout-grid-mode="none" style:layout-grid-ruby-below="false" style:layout-grid-print="true" style:layout-grid-display="true" style:footnote-max-height="0pt">
        <style:background-image/>
        <style:columns fo:column-count="2" fo:column-gap="36pt">
          <style:column style:rel-width="32767*" fo:start-indent="0pt" fo:end-indent="18pt"/>
          <style:column style:rel-width="32768*" fo:start-indent="18pt" fo:end-indent="0pt"/>
        </style:columns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08-06-07T15:28:45</meta:creation-date>
    <dc:date>2008-10-22T19:21:28</dc:date>
    <meta:editing-cycles>1</meta:editing-cycles>
    <meta:editing-duration>PT0S</meta:editing-duration>
    <meta:document-statistic meta:table-count="0" meta:image-count="0" meta:object-count="0" meta:page-count="1" meta:paragraph-count="12" meta:word-count="25" meta:character-count="278" meta:non-whitespace-character-count="265"/>
    <meta:user-defined meta:name="Info 1"/>
    <meta:user-defined meta:name="Info 2"/>
    <meta:user-defined meta:name="Info 3"/>
    <meta:user-defined meta:name="Info 4"/>
  </office:meta>
</office:document-meta>
</file>